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a0f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subtitle" style:list-style-name="L1">
      <style:graphic-properties draw:fill-color="#ffffff" fo:min-height="12.1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9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10" style:family="presentation" style:parent-style-name="Standard-subtitle" style:list-style-name="L2">
      <style:graphic-properties draw:fill-color="#ffffff" draw:auto-grow-height="true" fo:min-height="9.134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center" fo:text-indent="0cm"/>
      <style:text-properties fo:font-size="42pt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pt" fo:font-weight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11" style:family="paragraph">
      <style:paragraph-properties fo:margin-left="0cm" fo:margin-right="0cm" fo:text-align="start" fo:text-indent="0cm"/>
      <style:text-properties fo:font-size="32pt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3" style:family="paragraph">
      <style:paragraph-properties fo:margin-left="0cm" fo:margin-right="0cm" fo:margin-top="0.5cm" fo:margin-bottom="0cm" fo:text-align="center" fo:text-indent="0cm"/>
    </style:style>
    <style:style style:name="P14" style:family="paragraph">
      <style:paragraph-properties fo:margin-left="0cm" fo:margin-right="0cm" fo:margin-top="0.5cm" fo:margin-bottom="0cm" fo:text-align="center" fo:text-indent="0cm" style:writing-mode="lr-tb"/>
    </style:style>
    <style:style style:name="P15" style:family="paragraph">
      <style:paragraph-properties fo:margin-left="0cm" fo:margin-right="0cm" fo:margin-top="0.5cm" fo:margin-bottom="0cm" fo:text-align="start" fo:text-indent="0cm"/>
      <style:text-properties fo:font-size="32pt"/>
    </style:style>
    <style:style style:name="P16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font-size="32pt"/>
    </style:style>
    <style:style style:name="T1" style:family="text">
      <style:text-properties fo:font-size="42pt"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bold" style:letter-kerning="true" fo:background-color="transparent" style:font-name-asian="Microsoft YaHei" style:font-size-asian="32pt" style:font-weight-asian="bold" style:font-name-complex="Lucida Sans" style:font-size-complex="32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Lucida Sans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Lucida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X on TDD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It’s hard, but..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2">
        <draw:frame presentation:style-name="pr4" draw:text-style-name="P6" draw:layer="layout" svg:width="25.199cm" svg:height="12.19cm" svg:x="1.4cm" svg:y="0.628cm" presentation:class="subtitle" presentation:user-transformed="true">
          <draw:text-box>
            <text:p text:style-name="P5"><text:span text:style-name="T1">It’s hard because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restrict yourself to comply with the 3 laws :</text:p>
                <text:list>
                  <text:list-item>
                    <text:p>You are always compeled to generate production code to prototype your design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have to follow the RED/GREEN/REFACTOR cycle</text:p>
                <text:list>
                  <text:list-item>
                    <text:p>Whenever you notice some simple refactoring, you may be compelled to fix it while you are not in REFACTOR phase</text:p>
                  </text:list-item>
                </text:list>
              </text:list-item>
              <text:list-item>
                <text:p>When your code is generic enough, new UT may not be RED =&gt; need to create negative 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(Detroit school) If you start from too high, TDD will help you to design production code to address the need but this high-level test never turns GREEN after a loooong time =&gt; you cannot refactor</text:p>
              </text:list-item>
              <text:list-item>
                <text:p>(London school) When facing a design issue on a non trivial function, you feel the need to create some unit test to design the tricky function =&gt; you go deeper in your RED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orget about your current R/G/Ref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rong temptation to write similar UT in a row (2nd TDD law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expected data is complex, the assert is macro =&gt; as bad as multiple assert in one 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UT should have only 1 assert though it’s very tempting to gather UT with the same unit sequence under 1 UT with multiple asserts<text:line-break/>=&gt; factorize init code + generate as many UT as need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may skip to try checking the UT fails first</text:p>
              </text:list-item>
              <text:list-item>
                <text:p>If you don’t commit this fail first, it hides this attempt</text:p>
              </text:list-item>
              <text:list-item>
                <text:p>This ensuring &amp; committing fail first is tedio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feel compelled switching between Detroit (ATDD driven) &amp; London schools (to consolidate new functions that implement the business domain) and then you get lost in the London approach and forget your standpoint in the business (Detroit) =&gt; importance of Double Loop Learning to avoid the lost syndro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>Commit policy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git you should local commit whenever its RED but push only when GRE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5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PP is hard to understand, because</text:p>
                <text:list>
                  <text:list-item>
                    <text:p>provided premises are only intensions</text:p>
                  </text:list-item>
                  <text:list-item>
                    <text:p>they are incomplete and rules of thumb still in designing process although noone explored the the topic further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5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hosing the right UT to go slow enough to baby step</text:p>
              </text:list-item>
              <text:list-item>
                <text:p>UT have to be smart enough to introduce a challenge to have some fun</text:p>
              </text:list-item>
              <text:list-item>
                <text:p>UT should select test data to ease <text:span text:style-name="T2">triangu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5" draw:layer="layout" svg:width="25.199cm" svg:height="2.629cm" svg:x="1.4cm" svg:y="0.628cm" presentation:class="title">
          <draw:text-box>
            <text:p>TDD faces NF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ocumentation (see « living documentation »)</text:p>
              </text:list-item>
              <text:list-item>
                <text:p>Code smell + Refactoring + Vulns knowledge should be tamed to have efficient refactoring phase and delivery of secured code w/ good code quality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32">
        <draw:frame presentation:style-name="pr8" draw:text-style-name="P10" draw:layer="layout" svg:width="25.199cm" svg:height="12.19cm" svg:x="1.4cm" svg:y="0.628cm" presentation:class="subtitle">
          <draw:text-box>
            <text:p text:style-name="P9"><text:span text:style-name="T3">Ad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3 Main advices</text:p>
          </draw:text-box>
        </draw:frame>
        <draw:frame presentation:style-name="pr9" draw:text-style-name="P12" draw:layer="layout" svg:width="25.199cm" svg:height="9.134cm" svg:x="1.4cm" svg:y="3.685cm" presentation:class="subtitle">
          <draw:text-box>
            <text:list text:style-name="L1">
              <text:list-item>
                <text:p text:style-name="P11"><text:span text:style-name="T4">Practice</text:span> <text:span text:style-name="T5">experiment simple katas</text:span></text:p>
              </text:list-item>
              <text:list-item>
                <text:p text:style-name="P11"><text:span text:style-name="T6">Practice</text:span><text:span text:style-name="T7"> </text:span><text:span text:style-name="T8">katas </text:span><text:span text:style-name="T5">replay from scratch until reflexes emerge</text:span></text:p>
              </text:list-item>
              <text:list-item>
                <text:p text:style-name="P11">and <text:span text:style-name="T4">Practice</text:span> <text:span text:style-name="T5">on production code, note your success &amp; failures in TDD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text-style-name="P14" draw:layer="layout" svg:width="25.199cm" svg:height="2.629cm" svg:x="1.4cm" svg:y="0.628cm" presentation:class="title">
          <draw:text-box>
            <text:p text:style-name="P13"><text:span text:style-name="T9">Let’s update TCR</text:span></text:p>
          </draw:text-box>
        </draw:frame>
        <draw:frame presentation:style-name="pr10" draw:text-style-name="P16" draw:layer="layout" svg:width="25.199cm" svg:height="9.134cm" svg:x="1.4cm" svg:y="3.685cm" presentation:class="subtitle">
          <draw:text-box>
            <text:list text:style-name="L2">
              <text:list-item>
                <text:p text:style-name="P15"><text:span text:style-name="T10">To enable TCR mindset in a git-like SCM with push feature : « (T&amp;&amp;C)&amp;&amp;(T&amp;&amp;Push) »</text:span></text:p>
              </text:list-item>
              <text:list-item>
                <text:p text:style-name="P15"><text:span text:style-name="T10">Can be implemented with branches: (T&amp;&amp;C)&amp;&amp;(T&amp;&amp;Trunk_Merg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text-style-name="P14" draw:layer="layout" svg:width="25.199cm" svg:height="2.629cm" svg:x="1.4cm" svg:y="0.628cm" presentation:class="title">
          <draw:text-box>
            <text:p text:style-name="P13"><text:span text:style-name="T9">Testability</text:span></text:p>
          </draw:text-box>
        </draw:frame>
        <draw:frame presentation:style-name="pr11" draw:text-style-name="P16" draw:layer="layout" svg:width="25.199cm" svg:height="9.134cm" svg:x="1.4cm" svg:y="3.685cm" presentation:class="subtitle">
          <draw:text-box>
            <text:list text:style-name="L2">
              <text:list-item>
                <text:p text:style-name="P15">TDD can be possible only on testable code</text:p>
              </text:list-item>
              <text:list-item>
                <text:p text:style-name="P15"><text:span text:style-name="T10">The longer the code, the more shadow zone there would be =&gt; many small testable functions</text:span></text:p>
                <text:list>
                  <text:list-item>
                    <text:p text:style-name="P15"><text:span text:style-name="T10">screen sized / Rules of « 30 » / </text:span>Kallisthenic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>ATDD / TDD double loop learning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mbination of both approach is good but Cucumber-based tools generate unit tests =&gt; need to be defined in different test suites to apply R/G/Ref cycles </text:p>
                <text:list>
                  <text:list-item>
                    <text:p>Option #1: feature branch (/!\ need to merge at least once per day =&gt; dark lauch</text:p>
                  </text:list-item>
                  <text:list-item>
                    <text:p>Option #2: possible workaround with different folders to enable running is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7:01:05.096000000</meta:creation-date>
    <dc:date>2022-08-19T23:02:16.173000000</dc:date>
    <meta:editing-duration>P2DT6H52M32S</meta:editing-duration>
    <meta:editing-cycles>27</meta:editing-cycles>
    <meta:generator>LibreOffice/7.3.5.2$Windows_X86_64 LibreOffice_project/184fe81b8c8c30d8b5082578aee2fed2ea847c01</meta:generator>
    <meta:document-statistic meta:object-count="99"/>
  </office:meta>
</office:document-meta>
</file>